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F000000382AF6DC78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0066cc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9ccff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3deb3d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fill-color="#ff00ff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3deb3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94bd5e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99ccff" draw:textarea-horizontal-align="center" draw:textarea-vertical-align="top" draw:auto-grow-height="false" fo:padding-top="0.125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7.621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6.722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35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1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606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335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103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60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82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14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9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014cm" fo:margin-right="0cm" fo:margin-top="0.211cm" fo:margin-bottom="0cm" fo:line-height="93%" fo:text-align="center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405cm" fo:margin-bottom="0.405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87%" text:enable-numbering="false" fo:text-indent="0cm"/>
    </style:style>
    <style:style style:name="P8" style:family="paragraph">
      <style:paragraph-properties fo:margin-left="0cm" fo:margin-right="0cm" fo:line-height="87%" fo:text-align="center" text:enable-numbering="false" fo:text-indent="0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76%" text:enable-numbering="false" fo:text-indent="0cm"/>
    </style:style>
    <style:style style:name="P11" style:family="paragraph">
      <style:paragraph-properties fo:margin-left="0cm" fo:margin-right="0cm" fo:margin-top="0.405cm" fo:margin-bottom="0.405cm" fo:line-height="93%" text:enable-numbering="false" fo:text-indent="0cm" style:punctuation-wrap="hanging" style:line-break="strict"/>
    </style:style>
    <style:style style:name="P12" style:family="paragraph">
      <style:paragraph-properties fo:margin-left="0cm" fo:margin-right="0cm" fo:margin-top="0.405cm" fo:margin-bottom="0.405cm" fo:line-height="27%" text:enable-numbering="false" fo:text-indent="0cm" style:punctuation-wrap="hanging" style:line-break="strict"/>
    </style:style>
    <style:style style:name="P13" style:family="paragraph">
      <style:paragraph-properties fo:margin-left="0.383cm" fo:margin-right="0cm" fo:margin-top="0.405cm" fo:margin-bottom="0.405cm" fo:line-height="93%" text:enable-numbering="false" fo:text-indent="-0.383cm" style:punctuation-wrap="hanging" style:line-break="strict"/>
    </style:style>
    <style:style style:name="P14" style:family="paragraph">
      <style:paragraph-properties fo:margin-left="1.644cm" fo:margin-right="0cm" fo:margin-top="0.405cm" fo:margin-bottom="0.405cm" fo:line-height="27%" text:enable-numbering="false" fo:text-indent="-0.546cm" style:punctuation-wrap="hanging" style:line-break="strict"/>
    </style:style>
    <style:style style:name="P15" style:family="paragraph">
      <style:paragraph-properties fo:margin-left="2.606cm" fo:margin-right="0cm" fo:margin-top="0.405cm" fo:margin-bottom="0.405cm" fo:line-height="27%" text:enable-numbering="false" fo:text-indent="-0.441cm" style:punctuation-wrap="hanging" style:line-break="strict"/>
    </style:style>
    <style:style style:name="P16" style:family="paragraph">
      <style:paragraph-properties fo:margin-left="0.383cm" fo:margin-right="0cm" fo:margin-top="0.405cm" fo:margin-bottom="0.405cm" fo:line-height="100%" text:enable-numbering="false" fo:text-indent="-0.383cm" style:punctuation-wrap="hanging" style:line-break="strict"/>
    </style:style>
    <style:style style:name="P17" style:family="paragraph">
      <style:paragraph-properties fo:margin-left="0.383cm" fo:margin-right="0cm" fo:margin-top="0.405cm" fo:margin-bottom="0.405cm" fo:line-height="27%" text:enable-numbering="false" fo:text-indent="-0.383cm" style:punctuation-wrap="hanging" style:line-break="strict"/>
    </style:style>
    <style:style style:name="P18" style:family="paragraph">
      <style:paragraph-properties fo:margin-left="0cm" fo:margin-right="0cm" text:enable-numbering="false" fo:text-indent="0cm" style:punctuation-wrap="hanging" style:line-break="strict"/>
    </style:style>
    <style:style style:name="P19" style:family="paragraph">
      <style:paragraph-properties fo:margin-left="0.383cm" fo:margin-right="0cm" fo:margin-top="0.255cm" fo:margin-bottom="0.255cm" text:enable-numbering="false" fo:text-indent="-0.383cm" style:punctuation-wrap="hanging" style:line-break="strict"/>
    </style:style>
    <style:style style:name="P20" style:family="paragraph">
      <style:paragraph-properties fo:margin-left="1.644cm" fo:margin-right="0cm" fo:margin-top="0.255cm" fo:margin-bottom="0.255cm" text:enable-numbering="false" fo:text-indent="-0.546cm" style:punctuation-wrap="hanging" style:line-break="strict"/>
    </style:style>
    <style:style style:name="P21" style:family="paragraph">
      <style:paragraph-properties fo:margin-left="0.383cm" fo:margin-right="0cm" fo:margin-top="0.255cm" fo:margin-bottom="0.255cm" fo:line-height="27%" text:enable-numbering="false" fo:text-indent="-0.383cm" style:punctuation-wrap="hanging" style:line-break="strict"/>
    </style:style>
    <style:style style:name="T1" style:family="text">
      <style:text-properties fo:language="en" fo:country="GB"/>
    </style:style>
    <style:style style:name="T2" style:family="text">
      <style:text-properties fo:color="#000000" style:text-line-through-style="none" style:text-position="0% 100%" fo:font-family="Arial" style:font-family-generic="decorative" style:font-pitch="variable" fo:font-size="24pt" fo:language="en" fo:country="GB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T3" style:family="text">
      <style:text-properties fo:font-family="Arial" style:font-family-generic="decorative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4" style:family="text">
      <style:text-properties fo:font-family="Arial" style:font-family-generic="decorative" style:font-pitch="variable" fo:font-size="20pt" fo:language="en" fo:country="GB" style:font-size-asian="20pt" style:font-size-complex="20pt"/>
    </style:style>
    <style:style style:name="T5" style:family="text">
      <style:text-properties fo:color="#ccccff" fo:font-family="Arial" style:font-family-generic="decorative" style:font-pitch="variable" fo:font-size="20pt" fo:language="en" fo:country="GB" style:font-size-asian="20pt" style:font-size-complex="20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4pt" fo:language="en" fo:country="GB" style:font-size-asian="14pt" style:font-size-complex="14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12pt" fo:language="en" fo:country="GB" style:font-size-asian="12pt" style:font-size-complex="12pt"/>
    </style:style>
    <style:style style:name="T10" style:family="text">
      <style:text-properties fo:font-size="10pt" fo:language="en" fo:country="GB" style:font-size-asian="10pt" style:font-size-complex="10pt"/>
    </style:style>
    <style:style style:name="T11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font-family="Arial" style:font-family-generic="decorative" style:font-pitch="variable" fo:font-size="16pt" fo:language="en" fo:country="GB" style:font-size-asian="16pt" style:font-size-complex="16pt"/>
    </style:style>
    <text:list-style style:name="L1">
      <text:list-level-style-bullet text:level="1" text:bullet-char="•">
        <style:text-properties fo:font-family="Arial" style:font-family-generic="decorative" style:font-pitch="variable" fo:color="#2f2672" fo:font-size="100%"/>
      </text:list-level-style-bullet>
    </text:list-style>
    <text:list-style style:name="L2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">
        <style:list-level-properties text:space-before="1.014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3" text:bullet-char="">
        <style:list-level-properties text:space-before="2.196cm" text:min-label-width="0.088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79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957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957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957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957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957cm"/>
        <style:text-properties fo:font-family="Wingdings" style:font-family-generic="decorative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">
        <style:list-level-properties text:space-before="1.098cm" text:min-label-width="0.546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3" text:bullet-char="">
        <style:list-level-properties text:space-before="2.165cm" text:min-label-width="0.44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4" text:bullet-char="">
        <style:list-level-properties text:space-before="3.003cm" text:min-label-width="0.542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5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6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7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8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383cm"/>
        <style:text-properties fo:font-family="Arial" style:font-family-generic="decorative" style:font-pitch="variable" fo:color="#000000" fo:font-size="100%"/>
      </text:list-level-style-bullet>
      <text:list-level-style-bullet text:level="2" text:bullet-char="">
        <style:list-level-properties text:space-before="1.098cm" text:min-label-width="0.546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3" text:bullet-char="">
        <style:list-level-properties text:space-before="2.165cm" text:min-label-width="0.44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4" text:bullet-char="">
        <style:list-level-properties text:space-before="3.003cm" text:min-label-width="0.542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5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6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7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8" text:bullet-char="">
        <style:list-level-properties text:space-before="4.034cm" text:min-label-width="0.635cm"/>
        <style:text-properties fo:font-family="Wingdings" style:font-family-generic="decorative" style:font-pitch="variable" style:font-charset="x-symbol" fo:color="#000000" fo:font-size="100%"/>
      </text:list-level-style-bullet>
    </text:list-style>
  </office:automatic-styles>
  <office:body>
    <office:presentation>
      <presentation:footer-decl presentation:name="ftr1">Date</presentation:footer-decl>
      <presentation:date-time-decl presentation:name="dtd1" presentation:source="fixed">03/05/08</presentation:date-time-decl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7.621cm" svg:x="1.905cm" svg:y="1.905cm" presentation:class="title" presentation:user-transformed="true">
          <draw:text-box>
            <text:p text:style-name="P1"><text:span text:style-name="T1">Eclipse Communication Framework (ECF)</text:span><text:span text:style-name="T1"><text:line-break/></text:span><text:span text:style-name="T1"><text:line-break/></text:span><text:span text:style-name="T1">v2.0.0/Ganymede Release Review</text:span><text:span text:style-name="T1"><text:line-break/></text:span><text:span text:style-name="T1"/></text:p>
          </draw:text-box>
        </draw:frame>
        <draw:frame presentation:style-name="pr2" draw:text-style-name="P2" draw:layer="layout" svg:width="21.59cm" svg:height="6.722cm" svg:x="1.905cm" svg:y="8.72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http://www.eclipse.org/ecf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0.32cm" svg:height="1.716cm" svg:x="5.08cm" svg:y="0.634cm" presentation:class="title" presentation:user-transformed="true">
          <draw:text-box>
            <text:p text:style-name="P5"><text:span text:style-name="T1">Major API Enhancements</text:span></text:p>
          </draw:text-box>
        </draw:frame>
        <draw:frame presentation:style-name="pr5" draw:text-style-name="P2" draw:layer="layout" svg:width="21.59cm" svg:height="14.606cm" svg:x="1.905cm" svg:y="3.174cm" presentation:class="outline" presentation:user-transformed="true">
          <draw:text-box>
            <text:list text:style-name="L3">
              <text:list-item>
                <text:p text:style-name="P6"><text:span text:style-name="T3">Discovery API</text:span><text:span text:style-name="T4">: <text:s/>Simpler and more general. <text:s text:c="2"/>Added serviceAccessHandler extension point to allow plugins to define access handlers for discovered services</text:span></text:p>
              </text:list-item>
            </text:list>
            <text:list text:style-name="L3">
              <text:list-item>
                <text:p text:style-name="P6"><text:span text:style-name="T3">File Transfer:</text:span><text:span text:style-name="T4"> <text:s/>Enhanced API based upon customer feedback (p2 and others). <text:s/>Added browse API in addition to download/upload</text:span></text:p>
              </text:list-item>
            </text:list>
            <text:list text:style-name="L3">
              <text:list-item>
                <text:p text:style-name="P6"><text:span text:style-name="T3">Presence/IM</text:span><text:span text:style-name="T4">: <text:s/>Added rosterViewerDropTarget for drag and drop handling. <text:s/>Added avatar handling. <text:s/>Improved RosterView and ChatView API.</text:span></text:p>
              </text:list-item>
            </text:list>
            <text:list text:style-name="L3">
              <text:list-item>
                <text:p text:style-name="P6"><text:span text:style-name="T3">Remote Services</text:span><text:span text:style-name="T4">: <text:s/>Support for transparent OSGi service proxies + remote references. <text:s text:c="2"/>Programmer choice based upon app-level needs</text:span></text:p>
              </text:list-item>
            </text:list>
            <text:list text:style-name="L3">
              <text:list-item>
                <text:p text:style-name="P6"><text:span text:style-name="T3">API Docs</text:span><text:span text:style-name="T4">: <text:s/></text:span><text:span text:style-name="T5"><text:a xlink:href="http://wiki.eclipse.org/ECF_API_Docs">http://wiki.eclipse.org/ECF_API_Docs</text:a>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custom-shape draw:style-name="gr2" draw:text-style-name="P2" draw:layer="layout" svg:width="20.955cm" svg:height="1.27cm" svg:x="1.905cm" svg:y="14.605cm">
          <text:p text:style-name="P7"><text:span text:style-name="T1">OSGi/Equinox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3.335cm" svg:y="10.795cm">
          <text:p text:style-name="P7"><text:span text:style-name="T6">Datashare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8.415cm" svg:y="8.89cm">
          <text:p text:style-name="P7"><text:span text:style-name="T6">Discovery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3.335cm" svg:y="8.89cm">
          <text:p text:style-name="P7"><text:span text:style-name="T7">Remote Services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8.415cm" svg:y="10.795cm">
          <text:p text:style-name="P7"><text:span text:style-name="T6">File Transfer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3.335cm" svg:y="12.7cm">
          <text:p text:style-name="P7"><text:span text:style-name="T6">Presence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8.415cm" svg:y="12.7cm">
          <text:p text:style-name="P7"><text:span text:style-name="T6">Shared Object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8.415cm" svg:y="6.985cm">
          <text:p text:style-name="P7"><text:span text:style-name="T6">Call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1.014cm" svg:x="13.335cm" svg:y="6.985cm">
          <text:p text:style-name="P7"><text:span text:style-name="T6">Shared Editing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985cm" svg:height="1.27cm" svg:x="1.905cm" svg:y="13.335cm">
          <text:p text:style-name="P7"><text:span text:style-name="T8">XMPP (e.g.)‏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0.635cm" svg:x="1.905cm" svg:y="12.7cm">
          <text:p text:style-name="P7"><text:span text:style-name="T6">ECF Core</text:span></text:p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6.35cm" svg:y="12.7cm">
          <text:p text:style-name="P4"/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6.35cm" svg:y="12.7cm">
          <text:p text:style-name="P4"/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13.203cm" svg:y="16.431cm">
          <text:p text:style-name="P4"/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4cm" svg:height="0.723cm" svg:x="13.838cm" svg:y="16.431cm">
          <text:p text:style-name="P7"><text:span text:style-name="T9">IAdaptable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1.43cm" svg:height="1.905cm" svg:x="1.905cm" svg:y="3.81cm">
          <text:p text:style-name="P8"><text:span text:style-name="T1">Application </text:span></text:p>
          <text:p text:style-name="P8"><text:span text:style-name="T7">Eclipse, RCP, Equinox Server</text:span></text:p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8.89cm" svg:y1="5.715cm" svg:x2="8.894cm" svg:y2="6.985cm">
          <text:p text:style-name="P4"/>
        </draw:line>
        <draw:custom-shape draw:style-name="gr6" draw:text-style-name="P2" draw:layer="layout" svg:width="8.255cm" svg:height="1.045cm" svg:x="13.97cm" svg:y="5.653cm">
          <text:p text:style-name="P8"><text:span text:style-name="T8">Container Adapters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445cm" svg:height="0.521cm" svg:x="13.335cm" svg:y="13.714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445cm" svg:height="0.521cm" svg:x="18.415cm" svg:y="13.714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445cm" svg:height="0.521cm" svg:x="13.335cm" svg:y="11.809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445cm" svg:height="0.521cm" svg:x="18.415cm" svg:y="11.809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445cm" svg:height="0.521cm" svg:x="13.335cm" svg:y="9.904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445cm" svg:height="0.521cm" svg:x="13.335cm" svg:y="7.999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445cm" svg:height="0.521cm" svg:x="18.415cm" svg:y="7.999cm">
          <text:p text:style-name="P7"><text:span text:style-name="T10">Jingle</text:span></text:p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0.332cm" svg:height="1.195cm" svg:x="7.62cm" svg:y="1.98cm">
          <text:p text:style-name="P7"><text:span text:style-name="T1">ECF Provider Architecture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2" draw:text-style-name="P2" draw:layer="layout" svg:width="0.635cm" svg:height="0.635cm" svg:x="1.905cm" svg:y="16.51cm">
              <text:p text:style-name="P4"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2.54cm" svg:height="0.723cm" svg:x="2.54cm" svg:y="16.51cm">
              <text:p text:style-name="P7"><text:span text:style-name="T9">API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6" draw:text-style-name="P2" draw:layer="layout" svg:width="3.175cm" svg:height="0.723cm" svg:x="6.985cm" svg:y="16.453cm">
              <text:p text:style-name="P7"><text:span text:style-name="T9">Provider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2" draw:layer="layout" svg:width="0.635cm" svg:height="0.635cm" svg:x="6.35cm" svg:y="16.501cm">
              <text:p text:style-name="P4"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line draw:style-name="gr13" draw:text-style-name="P9" draw:layer="layout" svg:x1="3.515cm" svg:y1="12.784cm" svg:x2="3.519cm" svg:y2="8.806cm">
          <text:p text:style-name="P4"/>
        </draw:line>
        <draw:custom-shape draw:style-name="gr14" draw:text-style-name="P2" draw:layer="layout" svg:width="2.54cm" svg:height="0.635cm" svg:x="3.175cm" svg:y="7.62cm">
          <text:p text:style-name="P10"><text:span text:style-name="T11">container</text:span></text:p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5.713cm" svg:y="7.62cm">
          <text:p text:style-name="P4"/>
          <draw:enhanced-geometry svg:viewBox="0 0 21600 21600" draw:path-stretchpoint-x="10800" draw:path-stretchpoint-y="10800" draw:text-areas="?f3 ?f4 ?f5 ?f6" draw:mirror-horizontal="true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9" draw:layer="layout" svg:x1="2.8cm" svg:y1="12.783cm" svg:x2="2.805cm" svg:y2="5.63cm">
          <text:p text:style-name="P4"/>
        </draw:line>
        <draw:custom-shape draw:style-name="gr9" draw:text-style-name="P2" draw:layer="layout" svg:width="3.175cm" svg:height="0.635cm" svg:x="3.175cm" svg:y="8.255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0.648cm" svg:height="0.723cm" svg:x="6.337cm" svg:y="6.897cm">
          <text:p text:style-name="P10"><text:span text:style-name="T9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635cm" svg:height="0.723cm" svg:x="2.805cm" svg:y="6.897cm">
          <text:p text:style-name="P10"><text:span text:style-name="T9">1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635cm" svg:height="0.723cm" svg:x="8.93cm" svg:y="5.984cm">
          <text:p text:style-name="P10"><text:span text:style-name="T9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4cm" svg:height="0.635cm" svg:x="7.62cm" svg:y="6.985cm">
          <text:p text:style-name="P7"><text:span text:style-name="T10">Datashare</text:span></text:p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54cm" svg:height="0.635cm" svg:x="7.62cm" svg:y="7.62cm">
          <text:p text:style-name="P4"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9" draw:layer="layout" svg:x1="7.704cm" svg:y1="7.62cm" svg:x2="6.266cm" svg:y2="8.255cm">
          <text:p text:style-name="P4"/>
        </draw:line>
        <draw:line draw:style-name="gr15" draw:text-style-name="P9" draw:layer="layout" svg:x1="6.028cm" svg:y1="7.704cm" svg:x2="6.033cm" svg:y2="5.644cm">
          <text:p text:style-name="P4"/>
        </draw:line>
        <draw:line draw:style-name="gr13" draw:text-style-name="P9" draw:layer="layout" svg:x1="7.703cm" svg:y1="7.703cm" svg:x2="5.93cm" svg:y2="5.63cm">
          <text:p text:style-name="P4"/>
        </draw:line>
        <draw:custom-shape draw:style-name="gr16" draw:text-style-name="P2" draw:layer="layout" svg:width="0.635cm" svg:height="0.723cm" svg:x="2.805cm" svg:y="6.897cm">
          <text:p text:style-name="P10"><text:span text:style-name="T9">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7" draw:text-style-name="P2" draw:layer="layout" svg:width="16.51cm" svg:height="1.271cm" svg:x="5.715cm" svg:y="0.635cm" presentation:class="title" presentation:user-transformed="true">
          <draw:text-box>
            <text:p text:style-name="P5"><text:span text:style-name="T1">New Providers in 2.0.0</text:span></text:p>
          </draw:text-box>
        </draw:frame>
        <draw:frame presentation:style-name="pr8" draw:text-style-name="P2" draw:layer="layout" svg:width="21.59cm" svg:height="12.542cm" svg:x="1.905cm" svg:y="3.809cm" presentation:class="outline" presentation:user-transformed="true">
          <draw:text-box>
            <text:list text:style-name="L3">
              <text:list-item>
                <text:p text:style-name="P11"><text:span text:style-name="T3">Remote Services</text:span><text:span text:style-name="T4">: <text:s/>r-OSGi, XMPP, working on Riena as provider</text:span></text:p>
              </text:list-item>
            </text:list>
            <text:list text:style-name="L3">
              <text:list-item>
                <text:p text:style-name="P11"><text:span text:style-name="T3">Discovery</text:span><text:span text:style-name="T4">: <text:s/>jSLP: <text:s/>Service Locator Protocol – RFC 2608</text:span></text:p>
              </text:list-item>
            </text:list>
            <text:list text:style-name="L3">
              <text:list-item>
                <text:p text:style-name="P11"><text:span text:style-name="T3">File Transfer</text:span><text:span text:style-name="T4">: JRE/URLConnection,SCP/SSH, EFS,Apache HttpClient, Bittorrent</text:span></text:p>
              </text:list-item>
            </text:list>
            <text:list text:style-name="L3">
              <text:list-item>
                <text:p text:style-name="P11"><text:span text:style-name="T3">Presence/IM/Call API</text:span><text:span text:style-name="T4">: Skype*</text:span></text:p>
              </text:list-item>
            </text:list>
            <text:list text:style-name="L3">
              <text:list-item>
                <text:p text:style-name="P11"><text:span text:style-name="T3">Datashare</text:span><text:span text:style-name="T4">: <text:s/>JMS/ActiveMQ/Websphere CE*, JMS/Weblogic*, JavaGroups*</text:span></text:p>
              </text:list-item>
            </text:list>
            <text:list text:style-name="L3">
              <text:list-item>
                <text:p text:style-name="P12"><text:span text:style-name="T4"/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18.415cm" svg:height="1.103cm" svg:x="5.079cm" svg:y="0.803cm" presentation:class="title" presentation:user-transformed="true">
          <draw:text-box>
            <text:p text:style-name="P5"><text:span text:style-name="T1">Community Development</text:span></text:p>
          </draw:text-box>
        </draw:frame>
        <draw:frame presentation:style-name="pr10" draw:text-style-name="P2" draw:layer="layout" svg:width="21.59cm" svg:height="9.601cm" svg:x="1.905cm" svg:y="3.1cm" presentation:class="outline" presentation:user-transformed="true">
          <draw:text-box>
            <text:list text:style-name="L5">
              <text:list-item>
                <text:p text:style-name="P13"><text:span text:style-name="T3">Adop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Eclipse SDK -- 4 ECF plugins (File Transfer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Buckminster (File Transfer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Versant Products (Discovery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Equinox/P2 (Discovery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OSGi EE Particip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Oth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18.415cm" svg:height="1.103cm" svg:x="5.079cm" svg:y="0.803cm" presentation:class="title" presentation:user-transformed="true">
          <draw:text-box>
            <text:p text:style-name="P5"><text:span text:style-name="T1">Community Development (cont)‏</text:span></text:p>
          </draw:text-box>
        </draw:frame>
        <draw:frame presentation:style-name="pr11" draw:text-style-name="P2" draw:layer="layout" svg:width="21.59cm" svg:height="12.282cm" svg:x="1.905cm" svg:y="2.958cm" presentation:class="outline" presentation:user-transformed="true">
          <draw:text-box>
            <text:list text:style-name="L5">
              <text:list-item>
                <text:p text:style-name="P13"><text:span text:style-name="T3">Participa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&gt; 300 Bugs resolv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&gt; 20 BugDay contribu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Changed build process for easier particip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4">Daily automated build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4">Many more test cas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4">Automated test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2">New Committers</text:span><text:span text:style-name="T8">: <text:s/>Markus Kuppe, Jan Rellermeyer, Mustafa </text:span><text:span text:style-name="T4">Isik, Moritz Pos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7.78cm" svg:height="1.716cm" svg:x="5.08cm" svg:y="0.634cm" presentation:class="title" presentation:user-transformed="true">
          <draw:text-box>
            <text:p text:style-name="P5"><text:span text:style-name="T1">Exemplary Applications -- Improved UI</text:span></text:p>
          </draw:text-box>
        </draw:frame>
        <draw:frame presentation:style-name="pr12" draw:text-style-name="P2" draw:layer="layout" svg:width="21.59cm" svg:height="13.336cm" svg:x="1.905cm" svg:y="3.809cm" presentation:class="outline" presentation:user-transformed="true">
          <draw:text-box>
            <text:list text:style-name="L5">
              <text:list-item>
                <text:p text:style-name="P13"><text:span text:style-name="T3">Presenc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Lots of improvements: <text:s/>e.g. Support for avatars.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RosterView (aka Contacts View) usable in other applications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3">Discovery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Extensible DiscoveryView. <text:s/>Use to access discovered servic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Integrated properties view.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3">File Transfer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New File Transfers view for concurrent file downloa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19.685cm" svg:height="1.103cm" svg:x="5.079cm" svg:y="0.803cm" presentation:class="title" presentation:user-transformed="true">
          <draw:text-box>
            <text:p text:style-name="P5"><text:span text:style-name="T1">Exemplary Applications -- New Applications</text:span></text:p>
          </draw:text-box>
        </draw:frame>
        <draw:frame presentation:style-name="pr13" draw:text-style-name="P2" draw:layer="layout" svg:width="21.59cm" svg:height="13.971cm" svg:x="1.905cm" svg:y="3.175cm" presentation:class="outline" presentation:user-transformed="true">
          <draw:text-box>
            <text:list text:style-name="L5">
              <text:list-item>
                <text:p text:style-name="P16"><text:span text:style-name="T3">Real-Time Shared Editing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Originally started as Google SOC project (Mustafa Isik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Now distributed with EC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Real-time shared editing over XMPP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3">Server Application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Update Site Discove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Remote Environment Info Serv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KOS-MO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4" draw:text-style-name="P2" draw:layer="layout" svg:width="18.415cm" svg:height="1.143cm" svg:x="5.079cm" svg:y="0.763cm" presentation:class="title" presentation:user-transformed="true">
          <draw:text-box>
            <text:p text:style-name="P18"><text:span text:style-name="T1">Schedule and IP</text:span></text:p>
          </draw:text-box>
        </draw:frame>
        <draw:frame presentation:style-name="pr15" draw:text-style-name="P2" draw:layer="layout" svg:width="21.497cm" svg:height="12.41cm" svg:x="1.904cm" svg:y="3.809cm" presentation:class="outline" presentation:user-transformed="true">
          <draw:text-box>
            <text:list text:style-name="L5">
              <text:list-item>
                <text:p text:style-name="P19"><text:span text:style-name="T13">Schedule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">Met all Release Deadlines (Europa, 1.1, 1.2, 2.0.0MX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">Supported Equinox/P2/SDK with +0 build schedu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"/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3">IP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">IP log up to date: <text:s/>http://www.eclipse.org/ecf/ip_log.html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"/></text:p>
              </text:list-item>
            </text:list>
          </draw:text-box>
        </draw:frame>
        <presentation:notes draw:style-name="dp2">
          <draw:page-thumbnail draw:layer="layout" svg:width="12.607cm" svg:height="9.432cm" svg:x="3.175cm" svg:y="1.905cm" draw:page-number="9"/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19.685cm" svg:height="1.103cm" svg:x="5.079cm" svg:y="0.803cm" presentation:class="title" presentation:user-transformed="true">
          <draw:text-box>
            <text:p text:style-name="P5"><text:span text:style-name="T1">Directions for 3.0.0</text:span></text:p>
          </draw:text-box>
        </draw:frame>
        <draw:frame presentation:style-name="pr16" draw:text-style-name="P2" draw:layer="layout" svg:width="21.59cm" svg:height="14.293cm" svg:x="1.905cm" svg:y="3.175cm" presentation:class="outline" presentation:user-transformed="true">
          <draw:text-box>
            <text:list text:style-name="L5">
              <text:list-item>
                <text:p text:style-name="P16"><text:span text:style-name="T3">Real-Time Shared Editing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Generalize to 'distributed model synchronization'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3">ECF Moving to Runtime Projec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Support P2/Participate in E4 (asynchronous messaging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Equinox/Server Appl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4">e.g. P2 meta-data repository discover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7"><text:span text:style-name="T3">Documentation, Documentation, Documenta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ECF Boo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Other Docs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3">VOIP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Jingle (already have impl)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SIP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3">XMPP For Committers – bug 126089</text:span><text:span text:style-name="T14">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873cm" svg:height="11.335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1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decorative" style:font-pitch="variable" fo:color="#2f2672" fo:font-size="100%"/>
          </text:list-level-style-bullet>
        </text:list-style>
      </style:graphic-properties>
      <style:paragraph-properties fo:margin-left="0cm" fo:margin-right="0cm" fo:margin-top="0cm" fo:margin-bottom="0cm" fo:line-height="2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family-asian="Arial" style:font-family-generic-asian="decorative" style:font-pitch-asian="variable" style:font-size-asian="28pt" style:font-style-asian="normal" style:font-weight-asian="normal" style:font-family-complex="Arial" style:font-family-generic-complex="decorative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14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96cm" text:min-label-width="0.088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79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21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1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383cm"/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98cm" text:min-label-width="0.546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65cm" text:min-label-width="0.44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03cm" text:min-label-width="0.542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.383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886cm"/>
          <style:tab-stop style:position="2.156cm"/>
          <style:tab-stop style:position="3.426cm"/>
          <style:tab-stop style:position="4.696cm"/>
          <style:tab-stop style:position="5.966cm"/>
          <style:tab-stop style:position="7.236cm"/>
          <style:tab-stop style:position="8.506cm"/>
          <style:tab-stop style:position="9.776cm"/>
          <style:tab-stop style:position="11.046cm"/>
          <style:tab-stop style:position="12.316cm"/>
          <style:tab-stop style:position="13.586cm"/>
          <style:tab-stop style:position="14.856cm"/>
          <style:tab-stop style:position="16.126cm"/>
          <style:tab-stop style:position="17.396cm"/>
          <style:tab-stop style:position="18.666cm"/>
          <style:tab-stop style:position="19.936cm"/>
          <style:tab-stop style:position="21.206cm"/>
          <style:tab-stop style:position="22.476cm"/>
          <style:tab-stop style:position="23.746cm"/>
          <style:tab-stop style:position="25.016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644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895cm"/>
          <style:tab-stop style:position="2.165cm"/>
          <style:tab-stop style:position="3.435cm"/>
          <style:tab-stop style:position="4.705cm"/>
          <style:tab-stop style:position="5.975cm"/>
          <style:tab-stop style:position="7.245cm"/>
          <style:tab-stop style:position="8.515cm"/>
          <style:tab-stop style:position="9.785cm"/>
          <style:tab-stop style:position="11.055cm"/>
          <style:tab-stop style:position="12.325cm"/>
          <style:tab-stop style:position="13.595cm"/>
          <style:tab-stop style:position="14.865cm"/>
          <style:tab-stop style:position="16.135cm"/>
          <style:tab-stop style:position="17.405cm"/>
          <style:tab-stop style:position="18.675cm"/>
          <style:tab-stop style:position="19.945cm"/>
          <style:tab-stop style:position="21.215cm"/>
          <style:tab-stop style:position="22.485cm"/>
          <style:tab-stop style:position="23.755cm"/>
          <style:tab-stop style:position="25.0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606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1.203cm"/>
          <style:tab-stop style:position="2.473cm"/>
          <style:tab-stop style:position="3.743cm"/>
          <style:tab-stop style:position="5.013cm"/>
          <style:tab-stop style:position="6.283cm"/>
          <style:tab-stop style:position="7.553cm"/>
          <style:tab-stop style:position="8.823cm"/>
          <style:tab-stop style:position="10.093cm"/>
          <style:tab-stop style:position="11.363cm"/>
          <style:tab-stop style:position="12.633cm"/>
          <style:tab-stop style:position="13.903cm"/>
          <style:tab-stop style:position="15.173cm"/>
          <style:tab-stop style:position="16.443cm"/>
          <style:tab-stop style:position="17.713cm"/>
          <style:tab-stop style:position="18.983cm"/>
          <style:tab-stop style:position="20.253cm"/>
          <style:tab-stop style:position="21.523cm"/>
          <style:tab-stop style:position="22.793cm"/>
          <style:tab-stop style:position="24.063cm"/>
          <style:tab-stop style:position="25.333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8pt" fo:font-style="normal" fo:text-shadow="none" style:text-underline-style="none" fo:font-weight="normal" style:font-family-asian="'ＭＳ Ｐゴシック'" style:font-family-generic-asian="decorative" style:font-pitch-asian="variable" style:font-size-asian="18pt" style:font-style-asian="normal" style:font-weight-asian="normal" style:font-family-complex="'ＭＳ Ｐゴシック'" style:font-family-generic-complex="decorative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545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264cm"/>
          <style:tab-stop style:position="1.534cm"/>
          <style:tab-stop style:position="2.804cm"/>
          <style:tab-stop style:position="4.074cm"/>
          <style:tab-stop style:position="5.344cm"/>
          <style:tab-stop style:position="6.614cm"/>
          <style:tab-stop style:position="7.884cm"/>
          <style:tab-stop style:position="9.154cm"/>
          <style:tab-stop style:position="10.424cm"/>
          <style:tab-stop style:position="11.694cm"/>
          <style:tab-stop style:position="12.964cm"/>
          <style:tab-stop style:position="14.234cm"/>
          <style:tab-stop style:position="15.504cm"/>
          <style:tab-stop style:position="16.774cm"/>
          <style:tab-stop style:position="18.044cm"/>
          <style:tab-stop style:position="19.314cm"/>
          <style:tab-stop style:position="20.584cm"/>
          <style:tab-stop style:position="21.854cm"/>
          <style:tab-stop style:position="23.124cm"/>
          <style:tab-stop style:position="24.39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669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669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669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669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669cm" fo:margin-right="0cm" fo:margin-top="0.255cm" fo:margin-bottom="0.255cm" fo:line-height="2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decorative" style:font-pitch="variable" fo:color="#2f2672" fo:font-size="100%"/>
          </text:list-level-style-bullet>
        </text:list-style>
      </style:graphic-properties>
      <style:paragraph-properties fo:margin-left="0cm" fo:margin-right="0cm" fo:margin-top="0cm" fo:margin-bottom="0cm" fo:line-height="2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letter-kerning="true" style:font-family-asian="Arial" style:font-family-generic-asian="decorative" style:font-pitch-asian="variable" style:font-size-asian="28pt" style:font-style-asian="normal" style:font-weight-asian="normal" style:font-family-complex="Arial" style:font-family-generic-complex="decorative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14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96cm" text:min-label-width="0.088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79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21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letter-kerning="tru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383cm"/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98cm" text:min-label-width="0.546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65cm" text:min-label-width="0.44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03cm" text:min-label-width="0.542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034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.383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886cm"/>
          <style:tab-stop style:position="2.156cm"/>
          <style:tab-stop style:position="3.426cm"/>
          <style:tab-stop style:position="4.696cm"/>
          <style:tab-stop style:position="5.966cm"/>
          <style:tab-stop style:position="7.236cm"/>
          <style:tab-stop style:position="8.506cm"/>
          <style:tab-stop style:position="9.776cm"/>
          <style:tab-stop style:position="11.046cm"/>
          <style:tab-stop style:position="12.316cm"/>
          <style:tab-stop style:position="13.586cm"/>
          <style:tab-stop style:position="14.856cm"/>
          <style:tab-stop style:position="16.126cm"/>
          <style:tab-stop style:position="17.396cm"/>
          <style:tab-stop style:position="18.666cm"/>
          <style:tab-stop style:position="19.936cm"/>
          <style:tab-stop style:position="21.206cm"/>
          <style:tab-stop style:position="22.476cm"/>
          <style:tab-stop style:position="23.746cm"/>
          <style:tab-stop style:position="25.016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letter-kerning="tru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644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895cm"/>
          <style:tab-stop style:position="2.165cm"/>
          <style:tab-stop style:position="3.435cm"/>
          <style:tab-stop style:position="4.705cm"/>
          <style:tab-stop style:position="5.975cm"/>
          <style:tab-stop style:position="7.245cm"/>
          <style:tab-stop style:position="8.515cm"/>
          <style:tab-stop style:position="9.785cm"/>
          <style:tab-stop style:position="11.055cm"/>
          <style:tab-stop style:position="12.325cm"/>
          <style:tab-stop style:position="13.595cm"/>
          <style:tab-stop style:position="14.865cm"/>
          <style:tab-stop style:position="16.135cm"/>
          <style:tab-stop style:position="17.405cm"/>
          <style:tab-stop style:position="18.675cm"/>
          <style:tab-stop style:position="19.945cm"/>
          <style:tab-stop style:position="21.215cm"/>
          <style:tab-stop style:position="22.485cm"/>
          <style:tab-stop style:position="23.755cm"/>
          <style:tab-stop style:position="25.0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06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1.203cm"/>
          <style:tab-stop style:position="2.473cm"/>
          <style:tab-stop style:position="3.743cm"/>
          <style:tab-stop style:position="5.013cm"/>
          <style:tab-stop style:position="6.283cm"/>
          <style:tab-stop style:position="7.553cm"/>
          <style:tab-stop style:position="8.823cm"/>
          <style:tab-stop style:position="10.093cm"/>
          <style:tab-stop style:position="11.363cm"/>
          <style:tab-stop style:position="12.633cm"/>
          <style:tab-stop style:position="13.903cm"/>
          <style:tab-stop style:position="15.173cm"/>
          <style:tab-stop style:position="16.443cm"/>
          <style:tab-stop style:position="17.713cm"/>
          <style:tab-stop style:position="18.983cm"/>
          <style:tab-stop style:position="20.253cm"/>
          <style:tab-stop style:position="21.523cm"/>
          <style:tab-stop style:position="22.793cm"/>
          <style:tab-stop style:position="24.063cm"/>
          <style:tab-stop style:position="25.333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8pt" fo:font-style="normal" fo:text-shadow="none" style:text-underline-style="none" fo:font-weight="normal" style:font-family-asian="'ＭＳ Ｐゴシック'" style:font-family-generic-asian="decorative" style:font-pitch-asian="variable" style:font-size-asian="18pt" style:font-style-asian="normal" style:font-weight-asian="normal" style:font-family-complex="'ＭＳ Ｐゴシック'" style:font-family-generic-complex="decorative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545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264cm"/>
          <style:tab-stop style:position="1.534cm"/>
          <style:tab-stop style:position="2.804cm"/>
          <style:tab-stop style:position="4.074cm"/>
          <style:tab-stop style:position="5.344cm"/>
          <style:tab-stop style:position="6.614cm"/>
          <style:tab-stop style:position="7.884cm"/>
          <style:tab-stop style:position="9.154cm"/>
          <style:tab-stop style:position="10.424cm"/>
          <style:tab-stop style:position="11.694cm"/>
          <style:tab-stop style:position="12.964cm"/>
          <style:tab-stop style:position="14.234cm"/>
          <style:tab-stop style:position="15.504cm"/>
          <style:tab-stop style:position="16.774cm"/>
          <style:tab-stop style:position="18.044cm"/>
          <style:tab-stop style:position="19.314cm"/>
          <style:tab-stop style:position="20.584cm"/>
          <style:tab-stop style:position="21.854cm"/>
          <style:tab-stop style:position="23.124cm"/>
          <style:tab-stop style:position="24.39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669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669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669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669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669cm" fo:margin-right="0cm" fo:margin-top="0.405cm" fo:margin-bottom="0.405cm" fo:line-height="81%" fo:text-align="start" text:enable-numbering="true" fo:text-indent="0cm" style:punctuation-wrap="hanging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79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color="#000000" fo:font-size="10pt" fo:language="en" fo:country="GB" style:font-family-asian="Arial" style:font-family-generic-asian="decorative" style:font-pitch-asian="variable" style:font-size-asian="10pt" style:font-family-complex="Arial" style:font-family-generic-complex="decorative" style:font-pitch-complex="variable" style:font-size-complex="10pt"/>
    </style:style>
    <style:style style:name="T2" style:family="text">
      <style:text-properties fo:color="#000000" fo:font-size="10pt" fo:language="en" fo:country="GB" fo:font-weight="bold" style:font-family-asian="Arial" style:font-family-generic-asian="decorative" style:font-pitch-asian="variable" style:font-size-asian="10pt" style:font-weight-asian="bold" style:font-family-complex="Arial" style:font-family-generic-complex="decorative" style:font-pitch-complex="variable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4" style:family="text">
      <style:text-properties fo:color="#000000" fo:font-size="13pt" fo:language="en" fo:country="GB" style:font-family-asian="Arial" style:font-family-generic-asian="decorative" style:font-pitch-asian="variable" style:font-size-asian="13pt" style:font-family-complex="Arial" style:font-family-generic-complex="decorative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family-generic="decorative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Default-title" draw:layer="backgroundobjects" svg:width="21.493cm" svg:height="1.386cm" svg:x="1.904cm" svg:y="2.962cm" presentation:class="title" presentation:placeholder="true">
        <draw:text-box/>
      </draw:frame>
      <draw:frame presentation:style-name="Default-outline1" draw:layer="backgroundobjects" svg:width="21.493cm" svg:height="11.387cm" svg:x="1.904cm" svg:y="5.08cm" presentation:class="outline" presentation:placeholder="true">
        <draw:text-box/>
      </draw:frame>
      <draw:custom-shape draw:style-name="gr4" draw:text-style-name="P5" draw:layer="backgroundobjects" svg:width="21.378cm" svg:height="0.684cm" svg:x="4.022cm" svg:y="17.987cm">
        <text:p text:style-name="P4"><text:span text:style-name="T1"><text:s/></text:span><text:span text:style-name="T1">© 2008 by Scott Lewis; made available under the EPL v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2.699cm" svg:height="0.795cm" svg:x="0.422cm" svg:y="18.159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3" draw:text-style-name="P3" draw:layer="backgroundobjects" svg:width="3.784cm" svg:height="1.482cm" svg:x="1.27cm" svg:y="0.635cm">
        <draw:image xlink:href="Pictures/100000000000008F000000382AF6DC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158cm" svg:height="1.174cm" svg:x="0cm" svg:y="-0.001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158cm" svg:height="1.174cm" svg:x="10.795cm" svg:y="-0.001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2.603cm" svg:height="9.429cm" svg:x="3.174cm" svg:y="1.905cm" presentation:class="page"/>
        <draw:frame presentation:style-name="Default-notes" draw:layer="backgroundobjects" svg:width="13.873cm" svg:height="11.334cm" svg:x="2.539cm" svg:y="12.064cm" presentation:class="notes" presentation:placeholder="true">
          <draw:text-box/>
        </draw:frame>
        <draw:frame presentation:style-name="pr4" draw:text-style-name="P10" draw:layer="backgroundobjects" svg:width="8.158cm" svg:height="1.174cm" svg:x="0cm" svg:y="24.128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158cm" svg:height="1.174cm" svg:x="10.795cm" svg:y="24.128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Title1-title" draw:layer="backgroundobjects" svg:width="21.493cm" svg:height="2.523cm" svg:x="1.904cm" svg:y="2.54cm" presentation:class="title" presentation:placeholder="true">
        <draw:text-box/>
      </draw:frame>
      <draw:custom-shape draw:style-name="gr7" draw:text-style-name="P5" draw:layer="backgroundobjects" svg:width="5.926cm" svg:height="1.323cm" svg:x="19.121cm" svg:y="0.67cm">
        <text:p/>
        <draw:enhanced-geometry svg:viewBox="0 0 21600 21600" draw:type="mso-spt202" draw:enhanced-path="M 0 0 L 21600 0 21600 21600 0 21600 0 0 Z N"/>
      </draw:custom-shape>
      <draw:custom-shape draw:style-name="gr4" draw:text-style-name="P5" draw:layer="backgroundobjects" svg:width="25.276cm" svg:height="0.811cm" svg:x="0.128cm" svg:y="17.934cm">
        <text:p text:style-name="P4"><text:span text:style-name="T4">© 2008 by Scott Lewis; made available under the EPL v1.0 | <text:s/>3/5/2008 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763cm" svg:height="12.679cm" svg:x="1.269cm" svg:y="5.715cm" presentation:class="outline" presentation:placeholder="true">
        <draw:text-box/>
      </draw:frame>
      <draw:frame draw:style-name="gr3" draw:text-style-name="P3" draw:layer="backgroundobjects" svg:width="3.784cm" svg:height="1.482cm" svg:x="1.27cm" svg:y="0.635cm">
        <draw:image xlink:href="Pictures/100000000000008F000000382AF6DC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158cm" svg:height="1.174cm" svg:x="0cm" svg:y="-0.001cm" presentation:class="header">
          <draw:text-box>
            <text:p text:style-name="P9"><text:span text:style-name="T3"><presentation:header/></text:span></text:p>
          </draw:text-box>
        </draw:frame>
        <draw:frame presentation:style-name="pr7" draw:text-style-name="P12" draw:layer="backgroundobjects" svg:width="8.158cm" svg:height="1.174cm" svg:x="10.795cm" svg:y="-0.001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2.603cm" svg:height="9.429cm" svg:x="3.174cm" svg:y="1.905cm" presentation:class="page"/>
        <draw:frame presentation:style-name="Title1-notes" draw:layer="backgroundobjects" svg:width="13.873cm" svg:height="11.334cm" svg:x="2.539cm" svg:y="12.064cm" presentation:class="notes" presentation:placeholder="true">
          <draw:text-box/>
        </draw:frame>
        <draw:frame presentation:style-name="pr8" draw:text-style-name="P10" draw:layer="backgroundobjects" svg:width="8.158cm" svg:height="1.174cm" svg:x="0cm" svg:y="24.128cm" presentation:class="footer">
          <draw:text-box>
            <text:p text:style-name="P9"><text:span text:style-name="T3"><presentation:footer/></text:span></text:p>
          </draw:text-box>
        </draw:frame>
        <draw:frame presentation:style-name="pr9" draw:text-style-name="P12" draw:layer="backgroundobjects" svg:width="8.158cm" svg:height="1.174cm" svg:x="10.795cm" svg:y="24.128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PowerPoint Presentation</dc:title>
    <meta:initial-creator>office mac</meta:initial-creator>
    <dc:creator>office mac</dc: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66"/>
  </office:meta>
</office:document-meta>
</file>